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break-before="colum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break-before="colum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rankenstein Bolts and Jolts Abilities</text:p>
      <text:p text:style-name="P1">Level 1-5 Cantrips:</text:p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3"/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><text:span text:style-name="T1"/></text:p>
      <text:p text:style-name="P9"/>
      <text:p text:style-name="P2">Level 1-5 Powers:</text:p>
      <text:p text:style-name="P5">Power</text:p>
      <text:p text:style-name="P6">Range: </text:p>
      <text:p text:style-name="P6">Action: </text:p>
      <text:p text:style-name="P6">Duration: </text:p>
      <text:p text:style-name="P6"><text:span text:style-name="T2">Description:</text:span></text:p>
      <text:p text:style-name="P6"><text:span text:style-name="T2"/></text:p>
      <text:p text:style-name="P5">Power</text:p>
      <text:p text:style-name="P6">Range: </text:p>
      <text:p text:style-name="P6">Action: </text:p>
      <text:p text:style-name="P6">Duration: </text:p>
      <text:p text:style-name="P6"><text:span text:style-name="T2">Description:</text:span></text:p>
      <text:p text:style-name="P6"><text:span text:style-name="T2"/></text:p>
      <text:p text:style-name="P5">Power</text:p>
      <text:p text:style-name="P6">Range: </text:p>
      <text:p text:style-name="P6">Action: </text:p>
      <text:p text:style-name="P6">Duration: </text:p>
      <text:p text:style-name="P6"><text:span text:style-name="T2">Description:</text:span>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8">Description:</text:p>
      <text:p text:style-name="P8"/>
      <text:p text:style-name="P8"/>
      <text:p text:style-name="P11">Level 6-10 Cantrips:</text:p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5"/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8"/>
      <text:p text:style-name="P8"/>
      <text:p text:style-name="P10"><text:span text:style-name="T1">Level 6-10 Powers:</text:span></text:p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8">Description:</text:p>
      <text:p text:style-name="P8"/>
      <text:p text:style-name="P8"/>
      <text:p text:style-name="P11">Level 11-15 Cantrips:</text:p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5"/>
      <text:p text:style-name="P5">Cantrip</text:p>
      <text:p text:style-name="P6">Range: </text:p>
      <text:p text:style-name="P6">Action: </text:p>
      <text:p text:style-name="P6">Duration: </text:p>
      <text:p text:style-name="P8">Description:</text:p>
      <text:p text:style-name="P8"/>
      <text:p text:style-name="P8"/>
      <text:p text:style-name="P10"><text:span text:style-name="T1">Level 11-15 Powers:</text:span></text:p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8">Descript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2" fo:column-gap="0.5in">
          <style:column-sep style:width="0.0008in" style:color="#000000" style:height="100%"/>
          <style:column style:rel-width="4986*" fo:start-indent="0in" fo:end-indent="0.25in"/>
          <style:column style:rel-width="4986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2:52:10.34</meta:creation-date>
    <dc:date>2015-04-25T23:43:05.96</dc:date>
    <meta:editing-duration>PT33M8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3" meta:paragraph-count="157" meta:word-count="173" meta:character-count="1452"/>
  </office:meta>
</office:document-meta>
</file>